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33cm" fo:margin-left="-0.016cm" fo:margin-right="0.081cm" table:align="margins"/>
    </style:style>
    <style:style style:name="Table1.A" style:family="table-column">
      <style:table-column-properties style:column-width="5.849cm" style:rel-column-width="22636*"/>
    </style:style>
    <style:style style:name="Table1.B" style:family="table-column">
      <style:table-column-properties style:column-width="5.583cm" style:rel-column-width="21606*"/>
    </style:style>
    <style:style style:name="Table1.C" style:family="table-column">
      <style:table-column-properties style:column-width="5.502cm" style:rel-column-width="21293*"/>
    </style:style>
    <style:style style:name="Table1.A1" style:family="table-cell">
      <style:table-cell-properties style:border-line-width="0.002cm 0.088cm 0.002cm" fo:padding="0.097cm" fo:border="0.092cm double #000000"/>
    </style:style>
    <style:style style:name="Table1.A2" style:family="table-cell">
      <style:table-cell-properties style:border-line-width-left="0.002cm 0.088cm 0.002cm" style:border-line-width-bottom="0.002cm 0.088cm 0.002cm" fo:padding="0.097cm" fo:border-left="0.092cm double #000000" fo:border-right="none" fo:border-top="none" fo:border-bottom="0.092cm double #000000"/>
    </style:style>
    <style:style style:name="Table1.B2.1" style:family="table-column">
      <style:table-column-properties style:column-width="5.586cm" style:rel-column-width="21623*"/>
    </style:style>
    <style:style style:name="Table1.B2.2" style:family="table-column">
      <style:table-column-properties style:column-width="5.498cm" style:rel-column-width="21276*"/>
    </style:style>
    <style:style style:name="Table1.B2.2.1" style:family="table-cell">
      <style:table-cell-properties style:border-line-width-left="0.002cm 0.088cm 0.002cm" style:border-line-width-right="0.002cm 0.088cm 0.002cm" style:border-line-width-bottom="0.002cm 0.088cm 0.002cm" fo:padding="0.097cm" fo:border-left="0.092cm double #000000" fo:border-right="0.092cm double #000000" fo:border-top="none" fo:border-bottom="0.092cm double #000000"/>
    </style:style>
    <style:style style:name="Table1.3" style:family="table-row">
      <style:table-row-properties style:min-row-height="1.655cm"/>
    </style:style>
    <style:style style:name="Table1.4" style:family="table-row">
      <style:table-row-properties style:min-row-height="1.667cm"/>
    </style:style>
    <style:style style:name="Table1.13" style:family="table-row">
      <style:table-row-properties style:min-row-height="1.806cm"/>
    </style:style>
    <style:style style:name="Table1.A13" style:family="table-cell">
      <style:table-cell-properties style:vertical-align="middle" style:border-line-width-left="0.002cm 0.088cm 0.002cm" style:border-line-width-bottom="0.002cm 0.088cm 0.002cm" fo:padding="0.097cm" fo:border-left="0.092cm double #000000" fo:border-right="none" fo:border-top="none" fo:border-bottom="0.092cm double #000000"/>
    </style:style>
    <style:style style:name="Table1.B13" style:family="table-cell">
      <style:table-cell-properties style:vertical-align="bottom" style:border-line-width-left="0.002cm 0.088cm 0.002cm" style:border-line-width-right="0.002cm 0.088cm 0.002cm" style:border-line-width-bottom="0.002cm 0.088cm 0.002cm" fo:padding="0.097cm" fo:border-left="0.092cm double #000000" fo:border-right="0.092cm double #000000" fo:border-top="none" fo:border-bottom="0.092cm double #000000"/>
    </style:style>
    <style:style style:name="Table1.14" style:family="table-row">
      <style:table-row-properties style:min-row-height="2.117cm"/>
    </style:style>
    <style:style style:name="P1" style:family="paragraph" style:parent-style-name="Table_20_Heading">
      <style:text-properties fo:color="#33cc66" style:font-name="Arial" fo:font-style="normal" style:font-style-asian="normal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table:number-columns-spanned="3" office:value-type="string">
              <text:p text:style-name="P1">PUNTO DE CUENTA</text:p>
            </table:table-cell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2">Presentado:</text:p>
          </table:table-cell>
          <table:table-cell table:number-columns-spanned="2">
            <table:table table:is-sub-table="true">
              <table:table-column table:style-name="Table1.B2.1"/>
              <table:table-column table:style-name="Table1.B2.2"/>
              <table:table-row>
                <table:table-cell table:style-name="Table1.A2" office:value-type="string">
                  <text:p text:style-name="P3">A:<text:span text:style-name="T1"><text:database-display text:table-name="Punto de Cuenta" text:table-type="table" text:column-name="var.PresentadoA" text:database-name="x">&lt;var.PresentadoA&gt;</text:database-display></text:span></text:p>
                </table:table-cell>
                <table:table-cell table:style-name="Table1.B2.2.1" office:value-type="string">
                  <text:p text:style-name="P3">Nº <text:span text:style-name="T1"><text:database-display text:table-name="Punto de Cuenta" text:table-type="table" text:column-name="var.CodigoPuntodeCuenta" text:database-name="x">&lt;var.CodigoPuntodeCuenta&gt;</text:database-display></text:span></text:p>
                </table:table-cell>
              </table:table-row>
              <table:table-row>
                <table:table-cell table:style-name="Table1.A2" office:value-type="string">
                  <text:p text:style-name="P3">Por:<text:span text:style-name="T1"><text:database-display text:table-name="Punto de Cuenta" text:table-type="table" text:column-name="var.PresentadoPor" text:database-name="x">&lt;var.PresentadoPor&gt;</text:database-display></text:span></text:p>
                </table:table-cell>
                <table:table-cell table:style-name="Table1.B2.2.1" office:value-type="string">
                  <text:p text:style-name="P3">Fecha: <text:span text:style-name="T1"><text:database-display text:table-name="Punto de Cuenta" text:table-type="table" text:column-name="var.Fecha" text:database-name="x">&lt;var.Fecha&gt;</text:database-display></text:span></text:p>
                </table:table-cell>
              </table:table-row>
            </table:table>
          </table:table-cell>
          <table:covered-table-cell/>
        </table:table-row>
        <table:table-row table:style-name="Table1.3">
          <table:table-cell table:style-name="Table1.B2.2.1" table:number-columns-spanned="3" office:value-type="string">
            <text:p text:style-name="P3">ASUNTO: <text:span text:style-name="T1"><text:database-display text:table-name="Punto de Cuenta" text:table-type="table" text:column-name="var.Asunto" text:database-name="x">&lt;var.Asunto&gt;</text:database-display></text:span></text:p>
          </table:table-cell>
          <table:covered-table-cell/>
          <table:covered-table-cell/>
        </table:table-row>
        <table:table-row table:style-name="Table1.4">
          <table:table-cell table:style-name="Table1.B2.2.1" table:number-columns-spanned="3" office:value-type="string">
            <text:p text:style-name="P3">CONCEPTO: <text:span text:style-name="T1"><text:database-display text:table-name="Punto de Cuenta" text:table-type="table" text:column-name="var.Concepto" text:database-name="x">&lt;var.Concepto&gt;</text:database-display>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CONTRATISTA:</text:p>
          </table:table-cell>
          <table:table-cell table:style-name="Table1.B2.2.1" table:number-columns-spanned="2" office:value-type="string">
            <text:p text:style-name="P4"><text:database-display text:table-name="Punto de Cuenta" text:table-type="table" text:column-name="var.Contratista" text:database-name="x">&lt;var.Contratista&gt;</text:database-display></text:p>
          </table:table-cell>
          <table:covered-table-cell/>
        </table:table-row>
        <table:table-row>
          <table:table-cell table:style-name="Table1.A2" office:value-type="string">
            <text:p text:style-name="P3">REPRESENTANTE:</text:p>
          </table:table-cell>
          <table:table-cell table:style-name="Table1.B2.2.1" table:number-columns-spanned="2" office:value-type="string">
            <text:p text:style-name="P4"><text:database-display text:table-name="Punto de Cuenta" text:table-type="table" text:column-name="var.RepresentanteContratista" text:database-name="x">&lt;var.RepresentanteContratista&gt;</text:database-display></text:p>
          </table:table-cell>
          <table:covered-table-cell/>
        </table:table-row>
        <table:table-row>
          <table:table-cell table:style-name="Table1.A2" office:value-type="string">
            <text:p text:style-name="P3">LAPSO DE EJECUCIÓN:</text:p>
          </table:table-cell>
          <table:table-cell table:style-name="Table1.B2.2.1" table:number-columns-spanned="2" office:value-type="string">
            <text:p text:style-name="P4"><text:database-display text:table-name="Punto de Cuenta" text:table-type="table" text:column-name="var.LapsodeEjecucion" text:database-name="x">&lt;var.LapsodeEjecucion&gt;</text:database-display></text:p>
          </table:table-cell>
          <table:covered-table-cell/>
        </table:table-row>
        <table:table-row>
          <table:table-cell table:style-name="Table1.A2" office:value-type="string">
            <text:p text:style-name="P3">ASINACIONES Y DEDUCCIONES:</text:p>
          </table:table-cell>
          <table:table-cell table:style-name="Table1.A2" office:value-type="string">
            <text:p text:style-name="P2">MONTO</text:p>
          </table:table-cell>
          <table:table-cell table:style-name="Table1.B2.2.1" office:value-type="string">
            <text:p text:style-name="P2">PARTIDA PRESUPUESTARIA</text:p>
          </table:table-cell>
        </table:table-row>
        <table:table-row>
          <table:table-cell table:style-name="Table1.A2" office:value-type="string">
            <text:p text:style-name="P3">MONTO NETO:</text:p>
          </table:table-cell>
          <table:table-cell table:style-name="Table1.A2" office:value-type="string">
            <text:p text:style-name="P4"><text:database-display text:table-name="Punto de Cuenta" text:table-type="table" text:column-name="var.MontoNeto" text:database-name="x">&lt;var.MontoNeto&gt;</text:database-display></text:p>
          </table:table-cell>
          <table:table-cell table:style-name="Table1.B2.2.1" office:value-type="string">
            <text:p text:style-name="P4"><text:database-display text:table-name="Punto de Cuenta" text:table-type="table" text:column-name="var.CuentaMonto" text:database-name="x">&lt;var.CuentaMonto&gt;</text:database-display></text:p>
          </table:table-cell>
        </table:table-row>
        <table:table-row>
          <table:table-cell table:style-name="Table1.A2" office:value-type="string">
            <text:p text:style-name="P3">MONTO I.V.A. (<text:database-display text:table-name="Punto de Cuenta" text:table-type="table" text:column-name="var.PorcentajeIva" text:database-name="x">&lt;var.PorcentajeIva&gt;</text:database-display>):</text:p>
          </table:table-cell>
          <table:table-cell table:style-name="Table1.A2" office:value-type="string">
            <text:p text:style-name="P4"><text:database-display text:table-name="Punto de Cuenta" text:table-type="table" text:column-name="var.MontoIva" text:database-name="x">&lt;var.MontoIva&gt;</text:database-display></text:p>
          </table:table-cell>
          <table:table-cell table:style-name="Table1.B2.2.1" office:value-type="string">
            <text:p text:style-name="P4"><text:database-display text:table-name="Punto de Cuenta" text:table-type="table" text:column-name="var.CuentaIva" text:database-name="x">&lt;var.CuentaIva&gt;</text:database-display></text:p>
          </table:table-cell>
        </table:table-row>
        <table:table-row>
          <table:table-cell table:style-name="Table1.A2" office:value-type="string">
            <text:p text:style-name="P3">MONTO BRUTO:</text:p>
          </table:table-cell>
          <table:table-cell table:style-name="Table1.A2" office:value-type="string">
            <text:p text:style-name="P4"><text:database-display text:table-name="Punto de Cuenta" text:table-type="table" text:column-name="var.MontoBruto" text:database-name="x">&lt;var.MontoBruto&gt;</text:database-display></text:p>
          </table:table-cell>
          <table:table-cell table:style-name="Table1.B2.2.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MONTO DE ANTICIPO (<text:database-display text:table-name="Punto de Cuenta" text:table-type="table" text:column-name="var.PorcentajeAnticipo" text:database-name="x">&lt;var.PorcentajeAnticipo&gt;</text:database-display>):</text:p>
          </table:table-cell>
          <table:table-cell table:style-name="Table1.A2" office:value-type="string">
            <text:p text:style-name="P4"><text:database-display text:table-name="Punto de Cuenta" text:table-type="table" text:column-name="var.MontoAnticipo" text:database-name="x">&lt;var.MontoAnticipo&gt;</text:database-display></text:p>
          </table:table-cell>
          <table:table-cell table:style-name="Table1.B2.2.1" office:value-type="string">
            <text:p text:style-name="P5"/>
          </table:table-cell>
        </table:table-row>
        <table:table-row table:style-name="Table1.13">
          <table:table-cell table:style-name="Table1.A13" office:value-type="string">
            <text:p text:style-name="P4">ARQ. MARIA A QUIJADA</text:p>
            <text:p text:style-name="P4">GERENTE</text:p>
          </table:table-cell>
          <table:table-cell table:style-name="Table1.B13" table:number-columns-spanned="2" office:value-type="string">
            <text:p text:style-name="P6">FIRMA Y SELLO</text:p>
          </table:table-cell>
          <table:covered-table-cell/>
        </table:table-row>
        <table:table-row table:style-name="Table1.14">
          <table:table-cell table:style-name="Table1.A2" office:value-type="string">
            <text:p text:style-name="P2">APROBADO</text:p>
            <text:p text:style-name="P2"/>
            <text:p text:style-name="P2"/>
            <text:p text:style-name="P7"/>
            <text:p text:style-name="P7"/>
            <text:p text:style-name="P7">FIRMA Y SELLO</text:p>
          </table:table-cell>
          <table:table-cell table:style-name="Table1.A2" office:value-type="string">
            <text:p text:style-name="P2">DIFERIDO</text:p>
            <text:p text:style-name="P2"/>
            <text:p text:style-name="P2"/>
            <text:p text:style-name="P7"/>
            <text:p text:style-name="P7"/>
            <text:p text:style-name="P7">FIRMA Y SELLO</text:p>
          </table:table-cell>
          <table:table-cell table:style-name="Table1.B2.2.1" office:value-type="string">
            <text:p text:style-name="P2">NEGADO</text:p>
            <text:p text:style-name="P2"/>
            <text:p text:style-name="P2"/>
            <text:p text:style-name="P7"/>
            <text:p text:style-name="P7"/>
            <text:p text:style-name="P7">FIRMA Y SELLO</text:p>
          </table:table-cell>
        </table:table-row>
        <table:table-row>
          <table:table-cell table:style-name="Table1.B2.2.1" table:number-columns-spanned="3" office:value-type="string">
            <text:p text:style-name="P2">ING. LUIS ALFREDO HOFFMANN</text:p>
            <text:p text:style-name="P2">PRESIDENTE DE INDHUR</text:p>
          </table:table-cell>
          <table:covered-table-cell/>
          <table:covered-table-cell/>
        </table:table-row>
        <table:table-row>
          <table:table-cell table:style-name="Table1.B2.2.1" table:number-columns-spanned="3" office:value-type="string">
            <text:p text:style-name="P3">OBSERVACIONES:</text:p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6-29T10:04:47</meta:creation-date>
    <dc:date>2006-06-29T14:35:29</dc:date>
    <dc:language>es-ES</dc:language>
    <meta:editing-cycles>8</meta:editing-cycles>
    <meta:editing-duration>PT20M4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9" meta:word-count="58" meta:character-count="396"/>
  </office:meta>
</office:document-meta>
</file>